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7a6" officeooo:paragraph-rsid="0005a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</text:p>
      <text:p text:style-name="P1">Sortable Coding Challenge</text:p>
      <text:p text:style-name="P1">Ermenildo Castro</text:p>
      <text:p text:style-name="P1">01/22/16</text:p>
      <text:p text:style-name="P1"/>
      <text:p text:style-name="P1">Contents:</text:p>
      <text:p text:style-name="P1">Setup</text:p>
      <text:p text:style-name="P1">Requirements</text:p>
      <text:p text:style-name="P1">Implementation</text:p>
      <text:p text:style-name="P1">Veracity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menildo </meta:initial-creator>
    <meta:creation-date>2016-01-22T15:32:07.670367122</meta:creation-date>
    <meta:generator>LibreOffice/4.2.6.3$Linux_X86_64 LibreOffice_project/420m0$Build-3</meta:generator>
    <dc:date>2016-01-22T15:38:44.472316873</dc:date>
    <dc:creator>ermenildo </dc:creator>
    <meta:editing-duration>P0D</meta:editing-duration>
    <meta:editing-cycles>1</meta:editing-cycles>
    <meta:document-statistic meta:table-count="0" meta:image-count="0" meta:object-count="0" meta:page-count="1" meta:paragraph-count="9" meta:word-count="14" meta:character-count="118" meta:non-whitespace-character-count="113"/>
  </office:meta>
</office:document-meta>
</file>